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7ca" officeooo:paragraph-rsid="001757ca"/>
    </style:style>
    <style:style style:name="P2" style:family="paragraph" style:parent-style-name="Standard">
      <style:text-properties officeooo:rsid="001757ca" officeooo:paragraph-rsid="00187b37"/>
    </style:style>
    <style:style style:name="P3" style:family="paragraph" style:parent-style-name="Standard">
      <style:text-properties officeooo:rsid="00187b37" officeooo:paragraph-rsid="00187b37"/>
    </style:style>
    <style:style style:name="P4" style:family="paragraph" style:parent-style-name="Standard">
      <style:text-properties officeooo:rsid="00187b37" officeooo:paragraph-rsid="00187b37"/>
    </style:style>
    <style:style style:name="P5" style:family="paragraph" style:parent-style-name="Standard">
      <style:text-properties officeooo:rsid="0019ec28" officeooo:paragraph-rsid="0019ec28"/>
    </style:style>
    <style:style style:name="T1" style:family="text">
      <style:text-properties officeooo:rsid="00187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, desde ahora vamos a iniciar con una sección mas práctica usando redes neuronales convolucionales. Para esto vamos a usar el framework CAFFE desarrollado por la Universidad de Berkeley y la interfaz de entrenamiento DIGITS creada por Nvidia.</text:p>
      <text:p text:style-name="P1"/>
      <text:p text:style-name="P2">Lo primero que haremos es ver una demo que fue entrenada sobre el dataset Imagenet <text:span text:style-name="T1">2014 que tiene 1000 categorias y 1.2 millones de imágenes. </text:span></text:p>
      <text:p text:style-name="P2"/>
      <text:p text:style-name="P2"/>
      <text:p text:style-name="P2"/>
      <text:p text:style-name="P3">En este tutorial entrenaremos un clasificador pero usando un dataset pequeño que nos permita realizar algunos entrenamientos en directo.</text:p>
      <text:p text:style-name="P2"/>
      <text:p text:style-name="P3">El dataset que escogimos es CIFAR 10 que cuanta con 60mil imágenes de 32x32 pixeles y están separadas en 10 categorias. Aunque para este ejercicio solo usaremos 25mil imágenes para entrenamiento y 25mil para validación.</text:p>
      <text:p text:style-name="P3"/>
      <text:p text:style-name="P5">Para iniciar el entrenamiento vamos a escoger una red convolucional pequeña, por dos razones, la primera que entre mas profunda sea la red mayor será el tiempo de entrenamiento que esta necesita y segundo para que veamos como la profundidad en la red afecta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08:28:58.895127790</meta:creation-date>
    <dc:date>2015-09-11T09:09:35.746130950</dc:date>
    <meta:editing-duration>PT8M5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5" meta:word-count="161" meta:character-count="1001" meta:non-whitespace-character-count="844"/>
  </office:meta>
</office:document-meta>
</file>